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3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4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2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color="#000000" draw:fill="none" draw:fill-color="#ffffff" draw:auto-grow-height="false" draw:auto-grow-width="false"/>
    </style:style>
    <style:style style:name="gr3" style:family="graphic">
      <style:graphic-properties draw:stroke="solid" svg:stroke-color="#000000" draw:auto-grow-height="false" draw:auto-grow-width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Importe</text:p>
          </table:table-cell>
          <table:table-cell table:style-name="ce1" office:value-type="string" calcext:value-type="string">
            <office:annotation draw:style-name="gr1" draw:text-style-name="P2" svg:width="79.9mm" svg:height="16.67mm" svg:x="140.23mm" svg:y="0.26mm" draw:caption-point-x="-3.81mm" draw:caption-point-y="-0.16mm">
              <dc:creator>Diego Fernández</dc:creator>
              <dc:date>2017-12-07T00:00:00</dc:date>
              <text:p text:style-name="P1"><text:span text:style-name="T1">Diego Fernández:</text:span></text:p>
              <text:p text:style-name="P1"><text:span text:style-name="T2">Si el Importe es superior a 500.000, debe mostrar EXCELENTE, en caso contrario, NORMAL</text:span></text:p>
            </office:annotation>
            <text:p>Clasificación</text:p>
          </table:table-cell>
          <table:table-cell table:style-name="ce1" office:value-type="string" calcext:value-type="string">
            <office:annotation draw:style-name="gr1" draw:text-style-name="P2" svg:width="38.1mm" svg:height="20.9mm" svg:x="169.86mm" svg:y="0.26mm" draw:caption-point-x="-3.81mm" draw:caption-point-y="-0.16mm">
              <dc:creator>Diego Fernández</dc:creator>
              <dc:date>2017-12-07T00:00:00</dc:date>
              <text:p text:style-name="P1"><text:span text:style-name="T1">Diego Fernández:</text:span></text:p>
              <text:p text:style-name="P1"><text:span text:style-name="T2">Si es EXCELENTE, se le concede un descuento del 5%, nínguno en caso contrario</text:span></text:p>
            </office:annotation>
            <text:p>Descuento</text:p>
          </table:table-cell>
          <table:table-cell table:style-name="ce1" office:value-type="string" calcext:value-type="string">
            <office:annotation draw:style-name="gr1" draw:text-style-name="P2" svg:width="38.1mm" svg:height="20.9mm" svg:x="203.99mm" svg:y="0.26mm" draw:caption-point-x="-3.81mm" draw:caption-point-y="-0.16mm">
              <dc:creator>Diego Fernández</dc:creator>
              <dc:date>2017-12-07T00:00:00</dc:date>
              <text:p text:style-name="P1"><text:span text:style-name="T1">Diego Fernández:</text:span></text:p>
              <text:p text:style-name="P1"><text:span text:style-name="T2">Se le aplica el descuento al importe</text:span></text:p>
            </office:annotation>
            <text:p>Nuevo Importe</text:p>
          </table:table-cell>
          <table:table-cell table:number-columns-repeated="1018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4" table:default-cell-style-name="ce2"/>
        <table:table-column table:style-name="co3" table:number-columns-repeated="1023" table:default-cell-style-name="ce2"/>
        <table:table-row table:style-name="ro1">
          <table:table-cell table:style-name="ce1" office:value-type="string" calcext:value-type="string">
            <office:annotation draw:style-name="gr1" draw:text-style-name="P2" svg:width="38.1mm" svg:height="20.9mm" svg:x="31.75mm" svg:y="0.26mm" draw:caption-point-x="-3.81mm" draw:caption-point-y="-0.16mm">
              <dc:creator>Diego Fernández</dc:creator>
              <dc:date>2017-12-07T00:00:00</dc:date>
              <text:p text:style-name="P1"><text:span text:style-name="T1">Diego Fernández:</text:span></text:p>
              <text:p text:style-name="P1"><text:span text:style-name="T2">Esta columna estará cambiando sus valores pues está calculada con la función ALEATORIO.ENTRE</text:span></text:p>
            </office:annotation>
            <text:p>Números</text:p>
          </table:table-cell>
          <table:table-cell table:style-name="ce1" office:value-type="string" calcext:value-type="string">
            <office:annotation office:display="true" draw:style-name="gr2" draw:text-style-name="P3" svg:width="51.59mm" svg:height="25.66mm" svg:x="52.92mm" svg:y="0.26mm" draw:caption-point-x="-3.81mm" draw:caption-point-y="-0.16mm">
              <dc:creator>Diego Fernández</dc:creator>
              <dc:date>2017-12-07T00:00:00</dc:date>
              <text:p><text:span text:style-name="T1">Diego Fernández:</text:span></text:p>
              <text:p><text:span text:style-name="T2">En esta columna debe aparecer ES PAR, si el número correspondiente es multiplo de 2, y ES IMPAR en caso contrario</text:span></text:p>
            </office:annotation>
            <text:p>Par</text:p>
          </table:table-cell>
          <table:table-cell table:number-columns-repeated="1022"/>
        </table:table-row>
        <table:table-row table:style-name="ro1">
          <table:table-cell table:formula="of:=RANDBETWEEN(1;50)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RANDBETWEEN(1;50)" office:value-type="float" office:value="7" calcext:value-type="float">
            <text:p>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office:annotation office:display="true" draw:style-name="gr2" draw:text-style-name="P3" svg:width="76.46mm" svg:height="11.64mm" svg:x="31.75mm" svg:y="118.8mm" draw:caption-point-x="-3.81mm" draw:caption-point-y="3mm">
              <dc:creator>Diego Fernández</dc:creator>
              <dc:date>2017-12-07T00:00:00</dc:date>
              <text:p><text:span text:style-name="T1">Diego Fernández:</text:span></text:p>
              <text:p><text:span text:style-name="T2">¿Cómo se sabe si un número es PAR o IMPAR?</text:span></text:p>
            </office:annotation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3" table:style-name="ta1"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1021" table:default-cell-style-name="ce2"/>
        <table:table-row table:style-name="ro2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º hijos</text:p>
          </table:table-cell>
          <table:table-cell table:style-name="ce3" office:value-type="string" calcext:value-type="string">
            <office:annotation draw:style-name="gr1" draw:text-style-name="P2" svg:width="51.06mm" svg:height="28.84mm" svg:x="70.91mm" svg:y="0.26mm" draw:caption-point-x="-3.81mm" draw:caption-point-y="-0.16mm">
              <dc:creator>Diego Fernández</dc:creator>
              <dc:date>2017-12-07T00:00:00</dc:date>
              <text:p text:style-name="P1"><text:span text:style-name="T1">Diego Fernández:</text:span></text:p>
              <text:p text:style-name="P1"><text:span text:style-name="T2">Rellena esta columna usando la función lógica adecuada de tal forma que si la persona tiene 3 o más hijos aparezca en la celda un SÍ y en caso contrario aparezca un NO.</text:span></text:p>
              <text:p text:style-name="P1"/>
            </office:annotation>
            <text:p>Familia numerosa</text:p>
          </table:table-cell>
          <table:table-cell table:style-name="ce3" office:value-type="string" calcext:value-type="string">
            <text:p>Socio</text:p>
          </table:table-cell>
          <table:table-cell table:style-name="ce3" office:value-type="string" calcext:value-type="string">
            <text:p>Cuota mensual</text:p>
          </table:table-cell>
          <table:table-cell table:style-name="ce3" office:value-type="string" calcext:value-type="string">
            <office:annotation draw:style-name="gr1" draw:text-style-name="P2" svg:width="48.42mm" svg:height="28.05mm" svg:x="134.41mm" svg:y="0.26mm" draw:caption-point-x="-3.81mm" draw:caption-point-y="-0.16mm">
              <dc:creator>Diego Fernández</dc:creator>
              <dc:date>2017-12-07T00:00:00</dc:date>
              <text:p text:style-name="P1"><text:span text:style-name="T1">Diego Fernández:</text:span></text:p>
              <text:p text:style-name="P1"><text:span text:style-name="T2">Familia numerosa: 5%</text:span></text:p>
              <text:p text:style-name="P1"><text:span text:style-name="T2">Socios: 5%</text:span></text:p>
              <text:p text:style-name="P1"><text:span text:style-name="T2">Familia numerosa y socios: 12%.</text:span></text:p>
              <text:p text:style-name="P1"><text:span text:style-name="T2">0 para todos los demás</text:span></text:p>
              <text:p text:style-name="P1"/>
            </office:annotation>
            <text:p>Descuento</text:p>
          </table:table-cell>
          <table:table-cell table:style-name="ce3" office:value-type="string" calcext:value-type="string">
            <office:annotation draw:style-name="gr1" draw:text-style-name="P2" svg:width="79.11mm" svg:height="21.43mm" svg:x="155.57mm" svg:y="0.26mm" draw:caption-point-x="-3.8mm" draw:caption-point-y="-0.16mm">
              <dc:creator>Diego Fernández</dc:creator>
              <dc:date>2017-12-07T00:00:00</dc:date>
              <text:p text:style-name="P1"><text:span text:style-name="T1">Diego Fernández:</text:span></text:p>
              <text:p text:style-name="P1"><text:span text:style-name="T2">Aplicando el descuento correspondiente sobre la cuota y redondeando el resultado a 2 decimales con la función adecuada y por último, multiplicando por 12 para obtener el total anual.</text:span></text:p>
            </office:annotation>
            <text:p>Total Anu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í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é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í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ro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í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jand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office:annotation office:display="true" draw:style-name="gr2" draw:text-style-name="P3" svg:width="68.26mm" svg:height="13.49mm" svg:x="24.87mm" svg:y="62.44mm" draw:caption-point-x="-3.81mm" draw:caption-point-y="3.01mm">
              <dc:creator>Diego Fernández</dc:creator>
              <dc:date>2017-12-07T00:00:00</dc:date>
              <text:p><text:span text:style-name="T1">Diego Fernández:</text:span></text:p>
              <text:p><text:span text:style-name="T2">Cambie el nombre de esta hoja por CUOTAS</text:span></text:p>
            </office:annotation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percentage-style style:name="N106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7:42:12.912000000</meta:creation-date>
    <dc:date>2017-12-07T07:42:44.333000000</dc:date>
    <meta:editing-duration>PT31S</meta:editing-duration>
    <meta:editing-cycles>1</meta:editing-cycles>
    <meta:document-statistic meta:table-count="3" meta:cell-count="74" meta:object-count="0"/>
    <meta:generator>LibreOffice/5.3.6.1$Windows_X86_64 LibreOffice_project/686f202eff87ef707079aeb7f485847613344eb7</meta:generator>
  </office:meta>
</office:document-meta>
</file>